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43in" svg:height="3.2941in" svg:x="5.3283in" svg:y="0.2299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11.0933in" svg:y="0.2512in">
            <draw:object draw:notify-on-update-of-ranges="Sheet1.A2:Sheet1.A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the sequence</text:p>
          </table:table-cell>
          <table:table-cell office:value-type="string" calcext:value-type="string">
            <text:p>offline(s)</text:p>
          </table:table-cell>
          <table:table-cell office:value-type="string" calcext:value-type="string">
            <text:p>online(m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shapes>
          <draw:frame draw:z-index="0" draw:style-name="gr1" draw:text-style-name="P1" svg:width="6.3075in" svg:height="3.5449in" svg:x="4.9965in" svg:y="0.1988in">
            <draw:object draw:notify-on-update-of-ranges="Sheet2.A3:Sheet2.A8 Sheet2.B2:Sheet2.B2 Sheet2.B3:Sheet2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cords=500</text:p>
          </table:table-cell>
          <table:table-cell table:number-columns-repeated="13"/>
          <table:table-cell office:value-type="string" calcext:value-type="string">
            <text:p>sequence leng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string" calcext:value-type="string">
            <text:p>secureTopK(s)</text:p>
          </table:table-cell>
          <table:table-cell table:number-columns-repeated="12"/>
          <table:table-cell office:value-type="string" calcext:value-type="string">
            <text:p>Records</text:p>
          </table:table-cell>
          <table:table-cell office:value-type="string" calcext:value-type="string">
            <text:p>secureTopK(s)</text:p>
          </table:table-cell>
          <table:table-cell office:value-type="string" calcext:value-type="string">
            <text:p>GC ADDCOMP (times)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" calcext:value-type="float">
            <text:p>6.56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1.779" calcext:value-type="float">
            <text:p>21.779</text:p>
          </table:table-cell>
          <table:table-cell office:value-type="float" office:value="20000945" calcext:value-type="float">
            <text:p>20000945</text:p>
          </table:table-cell>
          <table:table-cell table:formula="of:=[.Q3]*0.02" office:value-type="float" office:value="400018.9" calcext:value-type="float">
            <text:p>400018.9</text:p>
          </table:table-cell>
          <table:table-cell table:formula="of:=[.R3]/60/1000" office:value-type="float" office:value="6.66698166666667" calcext:value-type="float">
            <text:p>6.66698166666667</text:p>
          </table:table-cell>
          <table:table-cell table:formula="of:=[.S3]+[.P3]/60" office:value-type="float" office:value="7.029965" calcext:value-type="float">
            <text:p>7.0299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901" calcext:value-type="float">
            <text:p>20.901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78.047" calcext:value-type="float">
            <text:p>78.047</text:p>
          </table:table-cell>
          <table:table-cell office:value-type="float" office:value="80001945" calcext:value-type="float">
            <text:p>80001945</text:p>
          </table:table-cell>
          <table:table-cell table:formula="of:=[.Q4]*0.02" office:value-type="float" office:value="1600038.9" calcext:value-type="float">
            <text:p>1600038.9</text:p>
          </table:table-cell>
          <table:table-cell table:formula="of:=[.R4]/60/1000" office:value-type="float" office:value="26.667315" calcext:value-type="float">
            <text:p>26.667315</text:p>
          </table:table-cell>
          <table:table-cell table:formula="of:=[.S4]+[.P4]/60" office:value-type="float" office:value="27.9680983333333" calcext:value-type="float">
            <text:p>27.96809833333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881" calcext:value-type="float">
            <text:p>75.881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165.988" calcext:value-type="float">
            <text:p>165.988</text:p>
          </table:table-cell>
          <table:table-cell office:value-type="float" office:value="180002945" calcext:value-type="float">
            <text:p>180002945</text:p>
          </table:table-cell>
          <table:table-cell table:formula="of:=[.Q5]*0.02" office:value-type="float" office:value="3600058.9" calcext:value-type="float">
            <text:p>3600058.9</text:p>
          </table:table-cell>
          <table:table-cell table:formula="of:=[.R5]/60/1000" office:value-type="float" office:value="60.0009816666667" calcext:value-type="float">
            <text:p>60.0009816666667</text:p>
          </table:table-cell>
          <table:table-cell table:formula="of:=[.S5]+[.P5]/60" office:value-type="float" office:value="62.7674483333333" calcext:value-type="float">
            <text:p>62.7674483333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.117" calcext:value-type="float">
            <text:p>158.117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office:value-type="float" office:value="293.72" calcext:value-type="float">
            <text:p>293.72</text:p>
          </table:table-cell>
          <table:table-cell office:value-type="float" office:value="320003945" calcext:value-type="float">
            <text:p>320003945</text:p>
          </table:table-cell>
          <table:table-cell table:formula="of:=[.Q6]*0.02" office:value-type="float" office:value="6400078.9" calcext:value-type="float">
            <text:p>6400078.9</text:p>
          </table:table-cell>
          <table:table-cell table:formula="of:=[.R6]/60/1000" office:value-type="float" office:value="106.667981666667" calcext:value-type="float">
            <text:p>106.667981666667</text:p>
          </table:table-cell>
          <table:table-cell table:formula="of:=[.S6]+[.P6]/60" office:value-type="float" office:value="111.563315" calcext:value-type="float">
            <text:p>111.5633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4.087" calcext:value-type="float">
            <text:p>304.087</text:p>
          </table:table-cell>
          <table:table-cell table:number-columns-repeated="12"/>
          <table:table-cell office:value-type="float" office:value="500" calcext:value-type="float">
            <text:p>500</text:p>
          </table:table-cell>
          <table:table-cell office:value-type="float" office:value="470.381" calcext:value-type="float">
            <text:p>470.381</text:p>
          </table:table-cell>
          <table:table-cell office:value-type="float" office:value="500004945" calcext:value-type="float">
            <text:p>500004945</text:p>
          </table:table-cell>
          <table:table-cell table:formula="of:=[.Q7]*0.02" office:value-type="float" office:value="10000098.9" calcext:value-type="float">
            <text:p>10000098.9</text:p>
          </table:table-cell>
          <table:table-cell table:formula="of:=[.R7]/60/1000" office:value-type="float" office:value="166.668315" calcext:value-type="float">
            <text:p>166.668315</text:p>
          </table:table-cell>
          <table:table-cell table:formula="of:=[.S7]+[.P7]/60" office:value-type="float" office:value="174.507998333333" calcext:value-type="float">
            <text:p>174.507998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106" calcext:value-type="float">
            <text:p>454.106</text:p>
          </table:table-cell>
          <table:table-cell table:number-columns-repeated="18"/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<text:s/>SecureEditDistance protocols cost time: 295 ms n1 = 50 n2 = 50 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GC ADDCOMP used in secureExactEditDistance test : 10000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each gc 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(s)</text:p>
          </table:table-cell>
          <table:table-cell table:number-columns-repeated="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sequence length =2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spital size</text:p>
          </table:table-cell>
          <table:table-cell office:value-type="string" calcext:value-type="string">
            <text:p>knn (ms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cords=2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knn (ms)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22:44:40.161197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36:22.288949259</meta:creation-date>
    <dc:date>2021-10-14T23:46:41.711000305</dc:date>
    <meta:editing-duration>PT9M7S</meta:editing-duration>
    <meta:editing-cycles>3</meta:editing-cycles>
    <meta:generator>LibreOffice/6.4.7.2$Linux_X86_64 LibreOffice_project/40$Build-2</meta:generator>
    <meta:document-statistic meta:table-count="2" meta:cell-count="14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28cm" svg:height="8.368cm" xlink:href=".." xlink:type="simple" chart:class="chart:scatter" chart:style-name="ch1">
        <chart:title svg:x="4.916cm" svg:y="7.481cm" chart:style-name="ch2">
          <text:p>SSF offline phase</text:p>
        </chart:title>
        <chart:plot-area chart:style-name="ch3" table:cell-range-address="Sheet1.A2:Sheet1.B21" svg:x="0.748cm" svg:y="0.432cm" svg:width="12.478cm" svg:height="6.162cm">
          <chartooo:coordinate-region svg:x="1.555cm" svg:y="0.631cm" svg:width="11.299cm" svg:height="5.316cm"/>
          <chart:axis chart:dimension="x" chart:name="primary-x" chart:style-name="ch4">
            <chart:title svg:x="5.236cm" svg:y="6.761cm" chart:style-name="ch5">
              <text:p>Length of the sequence</text:p>
            </chart:title>
          </chart:axis>
          <chart:axis chart:dimension="y" chart:name="primary-y" chart:style-name="ch4">
            <chart:title svg:x="0cm" svg:y="4.576cm" chart:style-name="ch6">
              <text:p>Time:seconds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46">
                <text:p>46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862cm" svg:y="8.028cm" chart:style-name="ch2">
          <text:p>SSF online phase</text:p>
        </chart:title>
        <chart:plot-area chart:style-name="ch3" table:cell-range-address="Sheet1.A2:Sheet1.A21 Sheet1.C2:Sheet1.C21" svg:x="1.138cm" svg:y="0.32cm" svg:width="14.359cm" svg:height="6.569cm">
          <chartooo:coordinate-region svg:x="1.574cm" svg:y="0.519cm" svg:width="13.551cm" svg:height="5.723cm"/>
          <chart:axis chart:dimension="x" chart:name="primary-x" chart:style-name="ch4">
            <chart:title svg:x="6.566cm" svg:y="7.069cm" chart:style-name="ch5">
              <text:p>Length of the sequence</text:p>
            </chart:title>
          </chart:axis>
          <chart:axis chart:dimension="y" chart:name="primary-y" chart:style-name="ch4">
            <chart:title svg:x="0.258cm" svg:y="4.309cm" chart:style-name="ch6">
              <text:p>Time: ms</text:p>
            </chart:title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2.429cm" svg:y="4.203cm" style:legend-expansion="high" chart:style-name="ch2"/>
        <chart:plot-area chart:style-name="ch3" table:cell-range-address="Sheet2.A3:Sheet2.B8 Sheet2.B2:Sheet2.B2" chart:data-source-has-labels="row" svg:x="0.32cm" svg:y="0.18cm" svg:width="11.789cm" svg:height="8.645cm">
          <chartooo:coordinate-region svg:x="1.127cm" svg:y="0.379cm" svg:width="10.7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8" chart:label-cell-address="Sheet2.B2:Sheet2.B2" chart:class="chart:scatter">
            <chart:domain table:cell-range-address="Sheet2.A3:Sheet2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reTopK(s)</text:p>
                <draw:g>
                  <svg:desc>Sheet2.B2:Sheet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2.A3:Sheet2.A8</svg:desc>
                </draw:g>
              </table:table-cell>
              <table:table-cell office:value-type="float" office:value="6.56">
                <text:p>6.56</text:p>
                <draw:g>
                  <svg:desc>Sheet2.B3:Sheet2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901">
                <text:p>20.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5.881">
                <text:p>75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8.117">
                <text:p>158.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04.087">
                <text:p>304.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454.106">
                <text:p>454.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